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091da"/>
    </style:style>
    <style:style style:name="P2" style:family="paragraph" style:parent-style-name="Text_20_body">
      <style:text-properties officeooo:rsid="001818e6" officeooo:paragraph-rsid="001818e6"/>
    </style:style>
    <style:style style:name="P3" style:family="paragraph" style:parent-style-name="Text_20_body">
      <style:paragraph-properties fo:margin-left="1.251cm" fo:margin-right="0cm" fo:text-indent="0cm" style:auto-text-indent="false"/>
    </style:style>
    <style:style style:name="P4" style:family="paragraph" style:parent-style-name="Text_20_body">
      <style:paragraph-properties fo:margin-left="1.251cm" fo:margin-right="0cm" fo:text-indent="0cm" style:auto-text-indent="false"/>
      <style:text-properties officeooo:rsid="00111c71" officeooo:paragraph-rsid="00111c71"/>
    </style:style>
    <style:style style:name="P5" style:family="paragraph" style:parent-style-name="Text_20_body">
      <style:paragraph-properties fo:margin-left="1.251cm" fo:margin-right="0cm" fo:text-indent="0cm" style:auto-text-indent="false"/>
      <style:text-properties officeooo:rsid="0014fbb1" officeooo:paragraph-rsid="0016ac73"/>
    </style:style>
    <style:style style:name="P6" style:family="paragraph" style:parent-style-name="Text_20_body">
      <style:paragraph-properties fo:margin-left="1.251cm" fo:margin-right="0cm" fo:text-indent="0cm" style:auto-text-indent="false"/>
      <style:text-properties officeooo:rsid="001818e6" officeooo:paragraph-rsid="001818e6"/>
    </style:style>
    <style:style style:name="P7" style:family="paragraph" style:parent-style-name="Text_20_body">
      <style:paragraph-properties fo:margin-left="0cm" fo:margin-right="0cm" fo:text-indent="0cm" style:auto-text-indent="false"/>
      <style:text-properties officeooo:rsid="0012521b" officeooo:paragraph-rsid="0012521b"/>
    </style:style>
    <style:style style:name="P8" style:family="paragraph" style:parent-style-name="Text_20_body">
      <style:paragraph-properties fo:margin-left="0cm" fo:margin-right="0cm" fo:text-indent="0cm" style:auto-text-indent="false"/>
      <style:text-properties officeooo:rsid="0019e425" officeooo:paragraph-rsid="0019e425"/>
    </style:style>
    <style:style style:name="P9" style:family="paragraph" style:parent-style-name="Text_20_body">
      <style:paragraph-properties fo:margin-left="1.251cm" fo:margin-right="0cm" fo:text-indent="0cm" style:auto-text-indent="false"/>
      <style:text-properties officeooo:rsid="001091da" officeooo:paragraph-rsid="001091da"/>
    </style:style>
    <style:style style:name="P10" style:family="paragraph" style:parent-style-name="Text_20_body">
      <style:paragraph-properties fo:margin-left="1.251cm" fo:margin-right="0cm" fo:text-indent="0cm" style:auto-text-indent="false"/>
      <style:text-properties officeooo:rsid="001818e6" officeooo:paragraph-rsid="001818e6"/>
    </style:style>
    <style:style style:name="P11" style:family="paragraph" style:parent-style-name="Text_20_body">
      <style:paragraph-properties fo:margin-left="1.251cm" fo:margin-right="0cm" fo:text-indent="0cm" style:auto-text-indent="false"/>
      <style:text-properties officeooo:rsid="001f9d9d" officeooo:paragraph-rsid="001f9d9d"/>
    </style:style>
    <style:style style:name="P12" style:family="paragraph" style:parent-style-name="Text_20_body">
      <style:paragraph-properties fo:margin-left="0cm" fo:margin-right="0cm" fo:text-indent="0cm" style:auto-text-indent="false"/>
      <style:text-properties officeooo:rsid="001f9ac7" officeooo:paragraph-rsid="001f9ac7"/>
    </style:style>
    <style:style style:name="P13" style:family="paragraph" style:parent-style-name="Text_20_body">
      <style:paragraph-properties fo:margin-left="0cm" fo:margin-right="0cm" fo:text-indent="0cm" style:auto-text-indent="false"/>
      <style:text-properties officeooo:rsid="00211a63" officeooo:paragraph-rsid="00211a63"/>
    </style:style>
    <style:style style:name="P14" style:family="paragraph" style:parent-style-name="Text_20_body">
      <style:text-properties officeooo:rsid="0021a229" officeooo:paragraph-rsid="0021a229"/>
    </style:style>
    <style:style style:name="P15" style:family="paragraph" style:parent-style-name="Text_20_body">
      <style:paragraph-properties fo:margin-left="1.251cm" fo:margin-right="0cm" fo:text-indent="0cm" style:auto-text-indent="false"/>
      <style:text-properties officeooo:rsid="0021a229" officeooo:paragraph-rsid="0021a229"/>
    </style:style>
    <style:style style:name="P16" style:family="paragraph" style:parent-style-name="Heading_20_1">
      <style:text-properties officeooo:rsid="00072c70" officeooo:paragraph-rsid="00072c70"/>
    </style:style>
    <style:style style:name="P17" style:family="paragraph" style:parent-style-name="Heading_20_2">
      <style:text-properties officeooo:rsid="0019e425" officeooo:paragraph-rsid="0019e425"/>
    </style:style>
    <style:style style:name="P18" style:family="paragraph" style:parent-style-name="Heading_20_2">
      <style:text-properties officeooo:rsid="000e23fb" officeooo:paragraph-rsid="000e23fb"/>
    </style:style>
    <style:style style:name="P19" style:family="paragraph" style:parent-style-name="Heading_20_2">
      <style:text-properties officeooo:rsid="00072c70" officeooo:paragraph-rsid="00072c70"/>
    </style:style>
    <style:style style:name="P20" style:family="paragraph" style:parent-style-name="Heading_20_2">
      <style:text-properties officeooo:rsid="000b238b" officeooo:paragraph-rsid="000b238b"/>
    </style:style>
    <style:style style:name="P21" style:family="paragraph" style:parent-style-name="Heading_20_2">
      <style:text-properties officeooo:rsid="0021a229" officeooo:paragraph-rsid="0021a229"/>
    </style:style>
    <style:style style:name="T1" style:family="text">
      <style:text-properties officeooo:rsid="000cec9d"/>
    </style:style>
    <style:style style:name="T2" style:family="text">
      <style:text-properties officeooo:rsid="000ea47f"/>
    </style:style>
    <style:style style:name="T3" style:family="text">
      <style:text-properties officeooo:rsid="00124f79"/>
    </style:style>
    <style:style style:name="T4" style:family="text">
      <style:text-properties officeooo:rsid="00134bc0"/>
    </style:style>
    <style:style style:name="T5" style:family="text">
      <style:text-properties officeooo:rsid="0016ac73"/>
    </style:style>
    <style:style style:name="T6" style:family="text">
      <style:text-properties officeooo:rsid="0019e425"/>
    </style:style>
    <style:style style:name="T7" style:family="text">
      <style:text-properties officeooo:rsid="001d0aba"/>
    </style:style>
    <style:style style:name="T8" style:family="text">
      <style:text-properties officeooo:rsid="001f9ac7"/>
    </style:style>
    <style:style style:name="T9" style:family="text">
      <style:text-properties officeooo:rsid="001f9d9d"/>
    </style:style>
    <style:style style:name="T10" style:family="text">
      <style:text-properties officeooo:rsid="00211a63"/>
    </style:style>
    <style:style style:name="T11" style:family="text">
      <style:text-properties officeooo:rsid="0023371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1">Algorithm Research</text:h>
      <text:p text:style-name="Text_20_body">Partially observable environment<text:span text:style-name="T2">.</text:span><text:line-break/>Algorithm will hinge on how we choose to estimate current state.<text:line-break/><text:span text:style-name="T1">Known information increases over time, perhaps our choice of algorithm should change along with it.</text:span></text:p>
      <text:p text:style-name="P5">Cards we have / cards played / cards discarded (if we're leader) = cards opponents can't<text:span text:style-name="T5"> </text:span>have.</text:p>
      <text:p text:style-name="P5">If opponent doesn't follow suit, we know they have none of that suit.</text:p>
      <text:p text:style-name="P8">Should we represent score as zero sum, or a vector of each player's score?</text:p>
      <text:h text:style-name="P17" text:outline-level="2">Greedy</text:h>
      <text:h text:style-name="P18" text:outline-level="2">Expecti-MiniMax</text:h>
      <text:p text:style-name="Text_20_body">Variant of Minimax where chance/move by nature nodes are added at points where randomness occurs.</text:p>
      <text:p text:style-name="P3">Chance nodes are given the weighted average value of their children.</text:p>
      <text:p text:style-name="P1">There is only one random event in Whist (the card dealing).</text:p>
      <text:p text:style-name="P9">However we could treat the remaining cards in each opponent's hand as being randomly selected with each new turn.</text:p>
      <text:p text:style-name="P4">This would mean adding a chance node<text:span text:style-name="T3"> before each opponent's turn.</text:span></text:p>
      <text:p text:style-name="P7">MATHS: Chance branching &amp; tree size. Performance complexity.</text:p>
      <text:p text:style-name="P7"><text:span text:style-name="T4">C</text:span>hance nodes<text:span text:style-name="T4"> can't have children pruned as they</text:span> have no concept of an optimal choice.</text:p>
      <text:p text:style-name="P7">Additionally we can't predict what strategies our opponents will use, undermining the core assumption of Minimax.</text:p>
      <text:h text:style-name="P19" text:outline-level="2">Monte Carlo</text:h>
      <text:h text:style-name="P20" text:outline-level="2">PO-MDP</text:h>
      <text:p text:style-name="P2">The game can be formulated as a Markov Decision Process by treating <text:span text:style-name="T6">the</text:span> configuration of card locations as the state, our decision to play a certain card as the action, and the next state being our next turn.</text:p>
      <text:p text:style-name="P6">Each action can lead to a number of different states depending on what cards the opponents have and what they choose to play.</text:p>
      <text:p text:style-name="P6">The transition model depends on the probability of an opponent playing a certain card, which requires some assumption <text:span text:style-name="T7">and/or modelling </text:span>of their behaviour<text:span text:style-name="T7">.</text:span></text:p>
      <text:p text:style-name="P11"><text:span text:style-name="T8">?? </text:span>The reward of a state is a score for whoever won the previous trick.</text:p>
      <text:p text:style-name="P12"><text:soft-page-break/>Taking into account that we don't know where some of the cards are gives us a Partially Observable MD<text:span text:style-name="T9">P</text:span>, where the <text:span text:style-name="T10">belief</text:span> state is a probability distribution over the potential positioning of the cards.</text:p>
      <text:p text:style-name="P13">We might be able to run a two week policy iteration to formulate a reliable policy.</text:p>
      <text:p text:style-name="P15">This relies on the number of belief states being low enough for tractable iteration of the entire state space.</text:p>
      <text:p text:style-name="P15">Failing this, <text:span text:style-name="T11">discretising the space might work.</text:span></text:p>
      <text:h text:style-name="P21" text:outline-level="2">Learning</text:h>
      <text:p text:style-name="P14">A learning approach could be used to formulate a policy for the above POMDP.</text:p>
      <text:p text:style-name="P14">This would involve repeated sampling of potential policies followed by attempting to improve based on feedback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2T01:34:21.912177014</meta:creation-date>
    <meta:generator>LibreOffice/5.4.2.2.0$Linux_X86_64 LibreOffice_project/40m0$Build-2</meta:generator>
    <dc:date>2017-10-12T06:16:38.711577514</dc:date>
    <meta:editing-duration>PT2H15M15S</meta:editing-duration>
    <meta:editing-cycles>14</meta:editing-cycles>
    <meta:document-statistic meta:table-count="0" meta:image-count="0" meta:object-count="0" meta:page-count="2" meta:paragraph-count="28" meta:word-count="392" meta:character-count="2346" meta:non-whitespace-character-count="1982"/>
  </office:meta>
</office:document-meta>
</file>